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adornments="Félkövér" style:font-pitch="variable"/>
    <style:font-face style:name="Linux Biolinum G1" svg:font-family="'Linux Biolinum G'" style:font-adornments="Általános" style:font-pitch="variable"/>
    <style:font-face style:name="Linux Biolinum G:smcp=1" svg:font-family="'Linux Biolinum G:smcp=1'" style:font-adornments="Általános" style:font-pitch="variable"/>
    <style:font-face style:name="Linux Libertine G" svg:font-family="'Linux Libertine G'" style:font-pitch="variable"/>
    <style:font-face style:name="Linux Libertine G1" svg:font-family="'Linux Libertine G'" style:font-adornments="Általános" style:font-pitch="variable"/>
    <style:font-face style:name="Linux Libertine G:smcp=1" svg:font-family="'Linux Libertine G:smcp=1'" style:font-pitch="variable"/>
    <style:font-face style:name="Linux Libertine G:smcp=1&amp;c2sc=0&amp;caps=0" svg:font-family="'Linux Libertine G:smcp=1&amp;c2sc=0&amp;caps=0'" style:font-family-generic="roman" style:font-pitch="variable"/>
    <style:font-face style:name="Linux Libertine G:smcp=1&amp;quot=3" svg:font-family="'Linux Libertine G:smcp=1&amp;quot=3'" style:font-family-generic="roman" style:font-pitch="variable"/>
    <style:font-face style:name="Linux Libertine G:smcp=11" svg:font-family="'Linux Libertine G:smcp=1'" style:font-family-generic="roman" style:font-pitch="variable"/>
    <style:font-face style:name="Linux Libertine G:smcp=12" svg:font-family="'Linux Libertine G:smcp=1'" style:font-adornments="Általáno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3816ca" officeooo:paragraph-rsid="003816ca" style:font-weight-asian="bold" style:font-weight-complex="bold"/>
    </style:style>
    <style:style style:name="P2" style:family="paragraph" style:parent-style-name="Kérdések">
      <style:text-properties style:font-name="Linux Libertine G:smcp=1&amp;c2sc=0&amp;caps=0"/>
    </style:style>
    <style:style style:name="P3" style:family="paragraph" style:parent-style-name="Kérdések">
      <style:text-properties style:font-name="Linux Libertine G:smcp=11"/>
    </style:style>
    <style:style style:name="P4" style:family="paragraph" style:parent-style-name="Kérdések">
      <style:text-properties style:font-name="Linux Biolinum G:smcp=1"/>
    </style:style>
    <style:style style:name="P5" style:family="paragraph" style:parent-style-name="Kérdések">
      <style:text-properties style:font-name="Linux Biolinum G:smcp=1" officeooo:paragraph-rsid="001dc645"/>
    </style:style>
    <style:style style:name="P6" style:family="paragraph" style:parent-style-name="Kérdések">
      <style:text-properties style:font-name="Linux Biolinum G:smcp=1" officeooo:rsid="002599d2" officeooo:paragraph-rsid="002599d2"/>
    </style:style>
    <style:style style:name="P7" style:family="paragraph" style:parent-style-name="Lehetőségek">
      <style:text-properties style:font-name="Linux Libertine G"/>
    </style:style>
    <style:style style:name="P8" style:family="paragraph" style:parent-style-name="Kérdések">
      <style:text-properties style:font-name="Linux Biolinum G:smcp=1" officeooo:rsid="0041ead6" officeooo:paragraph-rsid="0041ead6"/>
    </style:style>
    <style:style style:name="P9" style:family="paragraph" style:parent-style-name="Kérdések">
      <style:text-properties style:font-name="Linux Biolinum G:smcp=1" officeooo:rsid="0042b781" officeooo:paragraph-rsid="0042b781"/>
    </style:style>
    <style:style style:name="P10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" style:font-name-complex="Times New Roman"/>
    </style:style>
    <style:style style:name="P11" style:family="paragraph" style:parent-style-name="Tabulátoros">
      <style:text-properties style:font-name="Linux Libertine G" style:font-name-asian="Times New Roman" style:font-name-complex="Times New Roman"/>
    </style:style>
    <style:style style:name="P12" style:family="paragraph" style:parent-style-name="Tabulátoros">
      <style:text-properties style:font-name="Linux Libertine G" officeooo:rsid="00199d73" officeooo:paragraph-rsid="00199d73"/>
    </style:style>
    <style:style style:name="P13" style:family="paragraph" style:parent-style-name="Tabulátoros">
      <style:paragraph-properties>
        <style:tab-stops>
          <style:tab-stop style:position="3cm"/>
          <style:tab-stop style:position="17cm" style:type="right" style:leader-style="dotted" style:leader-text="."/>
        </style:tab-stops>
      </style:paragraph-properties>
      <style:text-properties style:font-name="Linux Libertine G" officeooo:paragraph-rsid="00199d73"/>
    </style:style>
    <style:style style:name="P14" style:family="paragraph" style:parent-style-name="Tabulátoros">
      <style:text-properties style:font-name="Linux Libertine G" officeooo:paragraph-rsid="00199d73"/>
    </style:style>
    <style:style style:name="P15" style:family="paragraph" style:parent-style-name="Kérdések">
      <style:paragraph-properties fo:break-before="page"/>
      <style:text-properties style:font-name="Linux Biolinum G:smcp=1"/>
    </style:style>
    <style:style style:name="P16" style:family="paragraph" style:parent-style-name="Lehetőségek">
      <style:text-properties style:font-name="Liberation Sans" style:font-name-asian="Times New Roman" style:font-name-complex="Times New Roman"/>
    </style:style>
    <style:style style:name="P17" style:family="paragraph" style:parent-style-name="Kérdések">
      <style:text-properties style:font-name="Linux Libertine G:smcp=1" style:font-name-asian="Times New Roman" style:font-name-complex="Times New Roman"/>
    </style:style>
    <style:style style:name="T1" style:family="text">
      <style:text-properties officeooo:rsid="003816ca"/>
    </style:style>
    <style:style style:name="T2" style:family="text">
      <style:text-properties officeooo:rsid="0039947f"/>
    </style:style>
    <style:style style:name="T3" style:family="text">
      <style:text-properties style:font-name="Linux Libertine G:smcp=1&amp;quot=3"/>
    </style:style>
    <style:style style:name="T4" style:family="text">
      <style:text-properties officeooo:rsid="003270ba"/>
    </style:style>
    <style:style style:name="T5" style:family="text">
      <style:text-properties officeooo:rsid="0039fc19"/>
    </style:style>
    <style:style style:name="T6" style:family="text">
      <style:text-properties officeooo:rsid="003b05d4"/>
    </style:style>
    <style:style style:name="T7" style:family="text">
      <style:text-properties officeooo:rsid="00107755"/>
    </style:style>
    <style:style style:name="T8" style:family="text">
      <style:text-properties officeooo:rsid="0027dfd1"/>
    </style:style>
    <style:style style:name="T9" style:family="text">
      <style:text-properties officeooo:rsid="003cbd9d"/>
    </style:style>
    <style:style style:name="T10" style:family="text">
      <style:text-properties officeooo:rsid="003daf20"/>
    </style:style>
    <style:style style:name="T11" style:family="text">
      <style:text-properties officeooo:rsid="004cc732"/>
    </style:style>
    <style:style style:name="T12" style:family="text">
      <style:text-properties officeooo:rsid="00091d96" style:font-name-asian="Times New Roman" style:font-name-complex="Times New Roman"/>
    </style:style>
    <style:style style:name="T13" style:family="text">
      <style:text-properties officeooo:rsid="0016e34c" style:font-name-asian="Times New Roman" style:font-name-complex="Times New Roman"/>
    </style:style>
    <style:style style:name="T14" style:family="text">
      <style:text-properties officeooo:rsid="0016e34c"/>
    </style:style>
    <style:style style:name="T15" style:family="text">
      <style:text-properties officeooo:rsid="00361883"/>
    </style:style>
    <style:style style:name="T16" style:family="text">
      <style:text-properties officeooo:rsid="003e719b"/>
    </style:style>
    <style:style style:name="T17" style:family="text">
      <style:text-properties officeooo:rsid="00405167"/>
    </style:style>
    <style:style style:name="T18" style:family="text">
      <style:text-properties officeooo:rsid="002ce7a2"/>
    </style:style>
    <style:style style:name="T19" style:family="text">
      <style:text-properties officeooo:rsid="002599d2"/>
    </style:style>
    <style:style style:name="T20" style:family="text">
      <style:text-properties fo:font-weight="bold" officeooo:rsid="0042b781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99d73"/>
    </style:style>
    <style:style style:name="T23" style:family="text">
      <style:text-properties fo:font-weight="bold" officeooo:rsid="00199d73" style:font-weight-asian="bold" style:font-weight-complex="bold"/>
    </style:style>
    <style:style style:name="T24" style:family="text">
      <style:text-properties officeooo:rsid="0042b781"/>
    </style:style>
    <style:style style:name="T25" style:family="text">
      <style:text-properties officeooo:rsid="00251bba"/>
    </style:style>
    <style:style style:name="T26" style:family="text">
      <style:text-properties officeooo:rsid="0047b0ae"/>
    </style:style>
    <style:style style:name="T27" style:family="text">
      <style:text-properties officeooo:rsid="004ad5a9"/>
    </style:style>
    <style:style style:name="T28" style:family="text">
      <style:text-properties officeooo:rsid="001c38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Linux Mint QUIZ</text:title></text:p>
      <text:p text:style-name="P1">Multiple Answers Can Be Correct</text:p>
      <text:p text:style-name="P2"><text:span text:style-name="T1">In what flavors is </text:span>Linux Mint <text:span text:style-name="T1">available</text:span>?</text:p>
      <text:p text:style-name="Lehetőségek">□ Cinnamon<text:tab/>□ Xfce<text:tab/>□ MATE<text:line-break/>□ KDE<text:tab/>□ Debian Edition<text:tab/>□ Gamers' Edition</text:p>
      <text:p text:style-name="P3"><text:span text:style-name="T1">Which are the</text:span> <text:span text:style-name="T2">ancestors</text:span><text:span text:style-name="T3"> </text:span><text:span text:style-name="T1">of Linux Mint</text:span>?</text:p>
      <text:p text:style-name="Lehetőségek">□ Fedora<text:tab/>□ Debian<text:tab/>□ Ubuntu<text:tab/>□ <text:span text:style-name="T4">Slackware</text:span></text:p>
      <text:p text:style-name="P4"><text:span text:style-name="T5">What are the namesakes of the </text:span>Linux Mint ver<text:span text:style-name="T5">sions</text:span>?</text:p>
      <text:p text:style-name="Lehetőségek">□ <text:span text:style-name="T6">Names of planets</text:span><text:line-break/>□ <text:span text:style-name="T6">Female names</text:span><text:line-break/>□ <text:span text:style-name="T6">Name of exotic vacation spots</text:span></text:p>
      <text:p text:style-name="P4"><text:span text:style-name="T6">What is the kernel</text:span>?</text:p>
      <text:p text:style-name="Lehetőségek">□ <text:span text:style-name="T6">A brand of extremely crunchy popcorn</text:span><text:line-break/>□ <text:span text:style-name="T6">The core of the operating systems, responsible for managing the system resources</text:span><text:line-break/>□ <text:span text:style-name="T6">Fresh space technology, which will replace keyboards real soon</text:span></text:p>
      <text:p text:style-name="P5"><text:span text:style-name="T6">Linux Mint, </text:span>Ubuntu <text:span text:style-name="T7">and Fedora are…</text:span></text:p>
      <text:p text:style-name="Lehetőségek">□ <text:span text:style-name="T6">Free to download and use, the updates are also free.</text:span><text:line-break/>□ <text:span text:style-name="T6">Downloadable for money, but the update are free.</text:span><text:line-break/>□ <text:span text:style-name="T6">Downloadable for money, and the updates are monetized too</text:span>.</text:p>
      <text:p text:style-name="P6"><text:span text:style-name="T6">Which programs are available on</text:span> Linux Mint?</text:p>
      <text:p text:style-name="Lehetőségek">□ Firefox <text:span text:style-name="T6">web browser</text:span><text:line-break/>□ LibreOffice <text:span text:style-name="T6">productivity suite</text:span><text:line-break/>□ VLC <text:span text:style-name="T6">video player</text:span>, GThumb <text:span text:style-name="T6">image viewer</text:span><text:line-break/>□ <text:span text:style-name="T8">Pidgin instant messaging client<text:line-break/></text:span>□ <text:span text:style-name="T8">Transmission BitTorrent client</text:span><text:line-break/>□ <text:span text:style-name="T6">Thousands of media, productivity, science and game application</text:span></text:p>
      <text:p text:style-name="P4"><text:soft-page-break/><text:span text:style-name="T6">What is the mascot of </text:span>Linux?</text:p>
      <text:p text:style-name="Lehetőségek">□ <text:span text:style-name="T6">Mouse</text:span><text:tab/>□ <text:span text:style-name="T6">Penguin</text:span><text:tab/>□ <text:span text:style-name="T6">Cheetah</text:span></text:p>
      <text:p text:style-name="P4"><text:span text:style-name="T9">Which of these are true about free software</text:span>?</text:p>
      <text:p text:style-name="Lehetőségek">□ <text:span text:style-name="T10">Can be used for any purpose, without limitation</text:span><text:line-break/>□ <text:span text:style-name="T10">Free to study and modify on demand, for which the accessibility of the source code is required</text:span><text:line-break/>□ <text:span text:style-name="T10">Free to copy to help others</text:span><text:line-break/>□ <text:span text:style-name="T10">Free to improve upon, and free to share the results with others</text:span></text:p>
      <text:p text:style-name="P4"><text:span text:style-name="T10">What is a</text:span> Live CD <text:span text:style-name="T11">or pendrive</text:span>?</text:p>
      <text:p text:style-name="Lehetőségek">□ <text:span text:style-name="T10">The installation media of </text:span>Linux <text:span text:style-name="T10">distributions, like Linux Mint</text:span>, <text:span text:style-name="T10">where you can try the system before installation. Written to an USB key, it can be used for daily work</text:span>.<text:line-break/>□ <text:span text:style-name="T10">A compilation CD from the best tracks of a music festival</text:span><text:line-break/>□ CD-<text:span text:style-name="T10">drive</text:span> <text:span text:style-name="T10">repair</text:span> CD, <text:span text:style-name="T10">which breathes new life to the old drives</text:span></text:p>
      <text:p text:style-name="P4"><text:span text:style-name="T10">Which of these are code names of Linux distributions</text:span>?</text:p>
      <text:p text:style-name="P7"><text:span text:style-name="T12">□ </text:span><text:span text:style-name="T13">Saucy Salamander </text:span><text:span text:style-name="T12">□ </text:span><text:span text:style-name="T13">Petra</text:span><text:span text:style-name="T12"><text:tab/>□ </text:span><text:span text:style-name="T14">Schrödinger</text:span><text:span text:style-name="T13">'s cat</text:span><text:span text:style-name="T12"><text:tab/>□ </text:span><text:span text:style-name="T13">Arcturus</text:span></text:p>
      <text:p text:style-name="P4"><text:span text:style-name="T10">Who can contribute to the development of free software</text:span>?</text:p>
      <text:p text:style-name="Lehetőségek">□ <text:span text:style-name="T10">Programmers, knowing how to program is necessary for software development</text:span><text:line-break/>□ <text:span text:style-name="T10">Anyone else too, who feel like to help the community in some way</text:span> (<text:span text:style-name="T10">localization</text:span>, <text:span text:style-name="T10">testing, user support, Q&amp;A, advocacy</text:span>)</text:p>
      <text:p text:style-name="P4"><text:span text:style-name="T10">Where can you contact the local Linux Mint community</text:span>?</text:p>
      <text:p text:style-name="Lehetőségek"><text:span text:style-name="T14">□ </text:span>A<text:span text:style-name="T10">t the</text:span> <text:a xlink:type="simple" xlink:href="http://www.linuxmint.hu/" text:style-name="Internet_20_link" text:visited-style-name="Visited_20_Internet_20_Link">http<text:span text:style-name="T15">s</text:span>://www.linuxmint.hu</text:a> web<text:span text:style-name="T10">site<text:line-break/>□ </text:span>A<text:span text:style-name="T10">t the “</text:span>linuxminthungary” Facebook <text:span text:style-name="T10">page<text:line-break/>□ </text:span>A<text:span text:style-name="T10">t the</text:span> <text:a xlink:type="simple" xlink:href="http://www.linuxmint.hu/forum/" text:style-name="Internet_20_link" text:visited-style-name="Visited_20_Internet_20_Link">http<text:span text:style-name="T15">s</text:span>://www.linuxmint.hu/forum/</text:a> <text:span text:style-name="T10">forums</text:span></text:p>
      <text:p text:style-name="P4"><text:span text:style-name="T16">How can you know if Linux Mint can run on your computer, laptop</text:span>?</text:p>
      <text:p text:style-name="Lehetőségek">□ <text:span text:style-name="T16">Forums, based on the experience of others<text:line-break/></text:span>□ <text:span text:style-name="T16">Newspapers<text:line-break/></text:span>□ <text:span text:style-name="T16">By downloading a Live version of Linux Mint, burning it to a DVD or USB key, and </text:span><text:soft-page-break/><text:span text:style-name="T16">testing it on the computer</text:span></text:p>
      <text:p text:style-name="P4"><text:span text:style-name="T17">In which year, and with which codename did the first</text:span> Linux Mint <text:span text:style-name="T17">version was published</text:span>?</text:p>
      <text:p text:style-name="Lehetőségek">□ <text:span text:style-name="T18">2006 – Ada<text:line-break/></text:span>□ <text:span text:style-name="T18">2002 – Adel<text:line-break/></text:span>□ <text:span text:style-name="T18">2004 – Zelma</text:span></text:p>
      <text:p text:style-name="P8">What type of packages does Linux Mint use?</text:p>
      <text:p text:style-name="Lehetőségek">□ tar.gz<text:tab/>□ pkg<text:tab/>□ deb<text:tab/>□ rpm</text:p>
      <text:p text:style-name="P9">Who is the project leader of Linux Mint?</text:p>
      <text:p text:style-name="Lehetőségek"><text:span text:style-name="T19">□ </text:span>Linux Torvalds<text:span text:style-name="T19"><text:line-break/>□ </text:span>Mark Shuttleworth<text:span text:style-name="T19"><text:line-break/>□ </text:span>Clement Lefebvre</text:p>
      <text:p text:style-name="Text_20_body"/>
      <text:p text:style-name="P10"><text:span text:style-name="T20">Name</text:span><text:span text:style-name="T21">:</text:span><text:tab/><text:tab/></text:p>
      <text:p text:style-name="P11"/>
      <text:p text:style-name="P11"><text:span text:style-name="T21">E-mail:</text:span><text:tab/><text:tab/></text:p>
      <text:p text:style-name="P12"/>
      <text:p text:style-name="P13"><text:span text:style-name="T22">□ </text:span><text:span text:style-name="T20">I would like to ask for more information and useful links about how to contribute in the development, testing, documenting and advocating of free software</text:span><text:span text:style-name="T23">.</text:span></text:p>
      <text:p text:style-name="P14"/>
      <text:p text:style-name="Tabulátoros"><text:span text:style-name="T24">Where did you hear about free software</text:span>: <text:tab/></text:p>
      <text:p text:style-name="Tabulátoros"><text:span text:style-name="T24">Since when do you use</text:span> <text:span text:style-name="T25">Linux Mint</text:span>: <text:tab/></text:p>
      <text:p text:style-name="Tabulátoros"><text:span text:style-name="T24">Since when do you use</text:span> Firefox: <text:tab/></text:p>
      <text:p text:style-name="Tabulátoros"><text:span text:style-name="T26">Since when do you use</text:span> Thunderbird: <text:tab/></text:p>
      <text:p text:style-name="Tabulátoros">Since when do you use LibreOffice: <text:tab/></text:p>
      <text:p text:style-name="P15"><text:span text:style-name="T27">What is your opinion of</text:span> <text:span text:style-name="T28">Linux Mint</text:span>?</text:p>
      <text:p text:style-name="Lehetőségek"><text:line-break/><text:line-break/></text:p>
      <text:p text:style-name="P4"><text:span text:style-name="T27">How could you help in the Linux Mint project</text:span>?</text:p>
      <text:p text:style-name="Lehetőségek"><text:line-break/><text:line-break/></text:p>
      <text:p text:style-name="P4"><text:span text:style-name="T27">Which Linux Mint versions do you know and use</text:span>?</text:p>
      <text:p text:style-name="Lehetőségek"><text:line-break/><text:line-break/><text:line-break/></text:p>
      <text:p text:style-name="P4"><text:span text:style-name="T27">Where do you get information about the news of</text:span> <text:span text:style-name="T28">Linux Mint</text:span>?</text:p>
      <text:p text:style-name="P16"><text:line-break/><text:line-break/><text:line-break/></text:p>
      <text:p text:style-name="P17"><text:span text:style-name="T27">You can draw something, which has something to do with</text:span> <text:span text:style-name="T27">free software</text:span> ;o) 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adornments="Félkövér" style:font-pitch="variable"/>
    <style:font-face style:name="Linux Biolinum G1" svg:font-family="'Linux Biolinum G'" style:font-adornments="Általános" style:font-pitch="variable"/>
    <style:font-face style:name="Linux Biolinum G:smcp=1" svg:font-family="'Linux Biolinum G:smcp=1'" style:font-adornments="Általános" style:font-pitch="variable"/>
    <style:font-face style:name="Linux Libertine G" svg:font-family="'Linux Libertine G'" style:font-pitch="variable"/>
    <style:font-face style:name="Linux Libertine G1" svg:font-family="'Linux Libertine G'" style:font-adornments="Általános" style:font-pitch="variable"/>
    <style:font-face style:name="Linux Libertine G:smcp=1" svg:font-family="'Linux Libertine G:smcp=1'" style:font-pitch="variable"/>
    <style:font-face style:name="Linux Libertine G:smcp=1&amp;c2sc=0&amp;caps=0" svg:font-family="'Linux Libertine G:smcp=1&amp;c2sc=0&amp;caps=0'" style:font-family-generic="roman" style:font-pitch="variable"/>
    <style:font-face style:name="Linux Libertine G:smcp=1&amp;quot=3" svg:font-family="'Linux Libertine G:smcp=1&amp;quot=3'" style:font-family-generic="roman" style:font-pitch="variable"/>
    <style:font-face style:name="Linux Libertine G:smcp=11" svg:font-family="'Linux Libertine G:smcp=1'" style:font-family-generic="roman" style:font-pitch="variable"/>
    <style:font-face style:name="Linux Libertine G:smcp=12" svg:font-family="'Linux Libertine G:smcp=1'" style:font-adornments="Általáno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Linux Libertine G1" fo:font-family="'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style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nux Libertine G1" fo:font-family="'Linux Libertine G'" style:font-style-name="Általáno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style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normal" fo:text-transform="none" style:font-name="Linux Biolinum G1" fo:font-family="'Linux Biolinum G'" style:font-style-name="Általános" style:font-pitch="variable" fo:font-weight="normal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/>
      <style:text-properties style:font-name="Linux Biolinum G" fo:font-family="'Linux Biolinum G'" style:font-style-name="Félkövér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 style:master-page-name="">
      <style:paragraph-properties style:page-number="auto" style:writing-mode="page">
        <style:tab-stops>
          <style:tab-stop style:position="3cm"/>
          <style:tab-stop style:position="17cm" style:type="right" style:leader-style="solid" style:leader-text="_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font-name="Linux Libertine G:smcp=12"/>
    </style:style>
    <style:style style:name="MT2" style:family="text">
      <style:text-properties style:text-underline-style="none"/>
    </style:style>
    <style:style style:name="MT3" style:family="text">
      <style:text-properties style:text-underline-style="none" officeooo:rsid="001a3ccd"/>
    </style:style>
    <style:style style:name="MT4" style:family="text">
      <style:text-properties style:text-underline-style="none" officeooo:rsid="0020d766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<text:span text:style-name="MT1"><text:title>Linux Mint QUIZ</text:title></text:span><text:span text:style-name="MT2"><text:tab/><text:tab/></text:span><text:span text:style-name="MT3">1.</text:span><text:span text:style-name="MT4">3</text:span></text:p>
      </style:header>
      <style:footer>
        <text:p text:style-name="Footer"><text:tab/>[ <text:page-number text:select-page="current">4</text:page-number><text:s/>| <text:page-count>4</text:page-count><text:s/>]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mi </meta:initial-creator>
    <meta:creation-date>2011-03-26T15:13:16</meta:creation-date>
    <dc:date>2025-04-29T11:10:46.043829920</dc:date>
    <meta:editing-duration>PT12H51M6S</meta:editing-duration>
    <meta:editing-cycles>239</meta:editing-cycles>
    <meta:generator>LibreOffice/24.8.5.2$Linux_X86_64 LibreOffice_project/48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4" meta:paragraph-count="53" meta:word-count="610" meta:character-count="3395" meta:non-whitespace-character-count="2805"/>
  </office:meta>
</office:document-meta>
</file>